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fo:font-weight="bold" style:font-weight-asian="bold" style:font-weight-complex="bold" fo:font-size="20pt" style:font-size-asian="20pt" style:font-size-complex="16pt"/>
    </style:style>
    <style:style style:name="T3" style:parent-style-name="Fuentedepárrafopredeter." style:family="text">
      <style:text-properties fo:background-color="#FFFF00"/>
    </style:style>
    <style:style style:name="T4" style:parent-style-name="Fuentedepárrafopredeter." style:family="text">
      <style:text-properties fo:background-color="#FFFF00"/>
    </style:style>
    <style:style style:name="T5" style:parent-style-name="Fuentedepárrafopredeter." style:family="text">
      <style:text-properties fo:background-color="#FFFF00"/>
    </style:style>
    <style:style style:name="T6" style:parent-style-name="Fuentedepárrafopredeter." style:family="text">
      <style:text-properties fo:background-color="#FFFF00"/>
    </style:style>
    <style:style style:name="T7" style:parent-style-name="Fuentedepárrafopredeter." style:family="text">
      <style:text-properties fo:background-color="#FFFF00"/>
    </style:style>
    <style:style style:name="T8" style:parent-style-name="Fuentedepárrafopredeter." style:family="text">
      <style:text-properties fo:background-color="#FFFF00"/>
    </style:style>
    <style:style style:name="T9" style:parent-style-name="Fuentedepárrafopredeter." style:family="text">
      <style:text-properties fo:background-color="#FFFF00"/>
    </style:style>
    <style:style style:name="T10" style:parent-style-name="Fuentedepárrafopredeter." style:family="text">
      <style:text-properties fo:background-color="#FFFF00"/>
    </style:style>
    <style:style style:name="T11" style:parent-style-name="Fuentedepárrafopredeter." style:family="text">
      <style:text-properties fo:background-color="#FFFF00"/>
    </style:style>
    <style:style style:name="T12" style:parent-style-name="Fuentedepárrafopredeter." style:family="text">
      <style:text-properties fo:background-color="#FFFF00"/>
    </style:style>
    <style:style style:name="T13" style:parent-style-name="Fuentedepárrafopredeter." style:family="text">
      <style:text-properties fo:background-color="#FFFF00"/>
    </style:style>
    <style:style style:name="T14" style:parent-style-name="Fuentedepárrafopredeter." style:family="text">
      <style:text-properties fo:background-color="#FFFF00"/>
    </style:style>
    <style:style style:name="T15" style:parent-style-name="Fuentedepárrafopredeter." style:family="text">
      <style:text-properties fo:background-color="#FFFF00"/>
    </style:style>
    <style:style style:name="T16" style:parent-style-name="Fuentedepárrafopredeter." style:family="text">
      <style:text-properties fo:background-color="#FFFF00"/>
    </style:style>
    <style:style style:name="T17" style:parent-style-name="Fuentedepárrafopredeter." style:family="text">
      <style:text-properties fo:background-color="#FFFF00"/>
    </style:style>
    <style:style style:name="T18" style:parent-style-name="Fuentedepárrafopredeter." style:family="text">
      <style:text-properties fo:background-color="#FFFF00"/>
    </style:style>
    <style:style style:name="T19" style:parent-style-name="Fuentedepárrafopredeter." style:family="text">
      <style:text-properties fo:background-color="#FFFF00"/>
    </style:style>
    <style:style style:name="P20" style:parent-style-name="Standard" style:list-style-name="LFO1" style:family="paragraph"/>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background-color="#FFFF00"/>
    </style:style>
    <style:style style:name="T23" style:parent-style-name="Fuentedepárrafopredeter." style:family="text">
      <style:text-properties fo:background-color="#FFFF00"/>
    </style:style>
    <style:style style:name="T24" style:parent-style-name="Fuentedepárrafopredeter." style:family="text">
      <style:text-properties fo:background-color="#FFFF00"/>
    </style:style>
    <style:style style:name="T25" style:parent-style-name="Fuentedepárrafopredeter." style:family="text">
      <style:text-properties fo:background-color="#FFFF00"/>
    </style:style>
    <style:style style:name="P26" style:parent-style-name="Standard" style:family="paragraph">
      <style:paragraph-properties fo:margin-left="0.7423in">
        <style:tab-stops/>
      </style:paragraph-properties>
    </style:style>
    <style:style style:name="P27" style:parent-style-name="Standard" style:family="paragraph">
      <style:paragraph-properties fo:margin-left="0.4923in">
        <style:tab-stops/>
      </style:paragraph-properties>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background-color="#FFFF00"/>
    </style:style>
    <style:style style:name="T30" style:parent-style-name="Fuentedepárrafopredeter." style:family="text">
      <style:text-properties fo:background-color="#FFFF00"/>
    </style:style>
    <style:style style:name="T31" style:parent-style-name="Fuentedepárrafopredeter." style:family="text">
      <style:text-properties fo:background-color="#FFFF00"/>
    </style:style>
    <style:style style:name="P32" style:parent-style-name="Standard" style:family="paragraph">
      <style:paragraph-properties fo:margin-left="0.4923in">
        <style:tab-stops/>
      </style:paragraph-properties>
    </style:style>
    <style:style style:name="T33" style:parent-style-name="Fuentedepárrafopredeter." style:family="text">
      <style:text-properties fo:background-color="#FFFF00"/>
    </style:style>
    <style:style style:name="T34" style:parent-style-name="Fuentedepárrafopredeter." style:family="text">
      <style:text-properties fo:background-color="#FFFF00"/>
    </style:style>
    <style:style style:name="T35" style:parent-style-name="Fuentedepárrafopredeter." style:family="text">
      <style:text-properties fo:background-color="#FFFF00"/>
    </style:style>
    <style:style style:name="T36" style:parent-style-name="Fuentedepárrafopredeter." style:family="text">
      <style:text-properties fo:background-color="#FFFF00"/>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background-color="#FFFF00"/>
    </style:style>
    <style:style style:name="T39" style:parent-style-name="Fuentedepárrafopredeter." style:family="text">
      <style:text-properties fo:background-color="#FFFF00"/>
    </style:style>
    <style:style style:name="T40" style:parent-style-name="Fuentedepárrafopredeter." style:family="text">
      <style:text-properties fo:background-color="#FFFF00"/>
    </style:style>
    <style:style style:name="T41" style:parent-style-name="Fuentedepárrafopredeter." style:family="text">
      <style:text-properties fo:background-color="#FFFF00"/>
    </style:style>
  </office:automatic-styles>
  <office:body>
    <office:text text:use-soft-page-breaks="true">
      <text:p text:style-name="P1"><text:span text:style-name="T2">Practica Común(bd sesiones)</text:span></text:p>
      <text:p text:style-name="Standard">Construir una aplicación web llamada “Artículos”, con<text:s/><text:span text:style-name="T3">varios tipos de usuarios y permitirá a todos los usuarios (independientemente de su tipo) consultar un catálogo de artículos</text:span><text:s/>de una base de datos de una<text:s/>empresa.</text:p>
      <text:p text:style-name="Standard">Tanto la base de datos MySQL, como las tablas, como los datos reales de usuarios administradores y</text:p>
      <text:p text:style-name="Standard">artículos tienes que <text:s/>crearlas.</text:p>
      <text:p text:style-name="Standard"/>
      <text:p text:style-name="Standard">Usará una<text:s/><text:span text:style-name="T4">base de datos MySQL llamada “articulos”,</text:span><text:s/>y dentro de ésta usará<text:s/><text:span text:style-name="T5">2</text:span><text:span text:style-name="T6"><text:s/></text:span><text:span text:style-name="T7">tablas</text:span>:</text:p>
      <text:p text:style-name="Standard"/>
      <text:p text:style-name="Standard">1.<text:s/><text:span text:style-name="T8">Tabla “usuarios”:</text:span><text:s/>Contiene los campos<text:span text:style-name="T9">: login (20) y clave</text:span>, los 2 de tipo cadena de 56 caracteres y unos administradores campo de<text:s/><text:span text:style-name="T10">tipo enumerado (A,G</text:span>). Aquí se guardan<text:s/><text:span text:style-name="T11">únicamente</text:span><text:s/>los nombres de usuarios y las claves de todos<text:s/><text:span text:style-name="T12">los usuarios administradores</text:span><text:s/>(webmasters), y el tipo.</text:p>
      <text:p text:style-name="Standard"/>
      <text:p text:style-name="Standard">2.<text:s/><text:span text:style-name="T13">Ta</text:span><text:span text:style-name="T14">bla “articulo</text:span>”: Contiene los campos<text:span text:style-name="T15">: id</text:span><text:s/>(de tipo entero autoincrementado),<text:s/><text:span text:style-name="T16">nombre</text:span><text:s/>(cadena de 20</text:p>
      <text:p text:style-name="Standard">caracteres<text:span text:style-name="T17">), fechaalta</text:span><text:s/>(de tipo fecha),<text:s/><text:span text:style-name="T18">precio</text:span><text:s/>(de tipo real con 4 cifras enteras y 2 decimales) y<text:s/><text:span text:style-name="T19">descripcion (</text:span>cadenas largas)</text:p>
      <text:p text:style-name="Standard"/>
      <text:p text:style-name="Standard">Los distintos tipos de usuarios serán:</text:p>
      <text:p text:style-name="Standard"/>
      <text:list text:style-name="LFO1" text:continue-numbering="true">
        <text:list-item>
          <text:p text:style-name="P20"><text:span text:style-name="T21">Usuario invitado</text:span>:<text:s/><text:span text:style-name="T22">No está registrado</text:span>, y se le permite el acceso a la aplicación. Podrá entrar y<text:s/><text:span text:style-name="T23">ver el catálogo</text:span><text:s/>de artículos, pero<text:s/><text:span text:style-name="T24">no podrá eliminar</text:span><text:s/>artículos del catálogo.<text:s/><text:span text:style-name="T25">Cualquier visitante será “invitado” automáticamente</text:span><text:s/>desde el principio</text:p>
        </text:list-item>
      </text:list>
      <text:p text:style-name="P26"/>
      <text:p text:style-name="P27">2<text:span text:style-name="T28">. Usuario administrador</text:span>: Está<text:s/><text:span text:style-name="T29">registrado en la tabla</text:span><text:s/>de administradores (usuario y clave), y lógicamente se le permite el acceso a la aplicación. Podrá<text:s/><text:span text:style-name="T30">ver el catálogo</text:span><text:s/>de artículos, y además<text:s/><text:span text:style-name="T31">podrá eliminar</text:span><text:s/>artículos del catálogo.</text:p>
      <text:p text:style-name="P32"/>
      <text:p text:style-name="Standard">En esta tabla sólo se<text:s/>guardan los datos de usuarios administradores, por tanto, los usuarios invitados</text:p>
      <text:p text:style-name="Standard">serán todos los que no estén registrados.</text:p>
      <text:p text:style-name="Standard"/>
      <text:p text:style-name="Standard"><text:span text:style-name="T33">Usará sesiones donde sea necesario.</text:span></text:p>
      <text:p text:style-name="Standard"/>
      <text:p text:style-name="Standard">2. Se le llamará<text:s/><text:span text:style-name="T34">index.jsp</text:span><text:s/>a la página inicial de la aplicación,<text:s/><text:span text:style-name="T35">y desde ella se asignará el no</text:span><text:span text:style-name="T36">mbre usuario “anonimo” y el tipo “invitado” a cualquier usuario que cargue la página (aunque ya se hubiese identificado antes y fuese un administrador).</text:span><text:s/><text:span text:style-name="T37">Recargar pagina POSTBACK??</text:span></text:p>
      <text:p text:style-name="Standard">Además, permitirá<text:s/><text:span text:style-name="T38">identificarse</text:span><text:s/>al usuario mediante un<text:s/><text:span text:style-name="T39">formulario</text:span><text:s/>donde se puedan introducir un nuevo nombre de usuario y una clave, para que los usuarios puedan identificarse dejando de ser anónimos invitados.</text:p>
      <text:p text:style-name="Standard">Un<text:s/><text:span text:style-name="T40">botón Aceptar</text:span><text:s/>en el formulario permitirá desencadenar un mecanismo para identificar la identidad del usuario y<text:s/><text:span text:style-name="T41">dar paso al catálogo de artículos</text:span>.</text:p>
      <text:p text:style-name="Standard"/>
      <text:p text:style-name="Standard">3. En el catálogo de artículos se mostrarán todos los artículos de la base de datos con todos sus campos. Si el usuario es de tipo administrador podrá eliminar artículos (mediante un enlace “Eliminar” junto a cada artículo mostrado en el catálogo).</text:p>
      <text:p text:style-name="Standard">Los usuarios invitados no podrán eliminar artículos (ni siquiera verán el enlace “Eliminar”), sólo podrán ver los artículos del catálogo.</text:p>
      <text:p text:style-name="Standard"/>
      <text:soft-page-break/>
      <text:p text:style-name="Standard">4. Tras pulsar, un administrador, en un enlace “Eliminar” de un artículo, deberá informarse al administrador del éxito o fracaso en la operación de eliminación.</text:p>
      <text:p text:style-name="Standard"/>
      <text:p text:style-name="Standard">5. En todos los pies (zona inferior) de todas las páginas de la aplicación (si es que hay más de una) deberá informarse del nombre del usuario y de su tipo.</text:p>
      <text:p text:style-name="Standard"/>
      <text:p text:style-name="Standard">6. Deberán añadirse enlaces “Cambiar de usuario” o “Volver<text:s/>al Catálogo” en las páginas donde sea convenient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calderon017@outlook.es</dc:creator>
    <meta:creation-date>2020-01-29T09:26:00Z</meta:creation-date>
    <dc:date>2020-01-31T09:36:00Z</dc:date>
    <meta:template xlink:href="Normal" xlink:type="simple"/>
    <meta:editing-cycles>15</meta:editing-cycles>
    <meta:editing-duration>PT2460S</meta:editing-duration>
    <meta:document-statistic meta:page-count="2" meta:paragraph-count="6" meta:word-count="481" meta:character-count="3122" meta:row-count="22" meta:non-whitespace-character-count="2647"/>
  </office:meta>
</office:document-meta>
</file>